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2pt" fo:font-style="normal" fo:font-weight="normal" style:font-size-asian="12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style:use-window-font-color="true" style:text-underline-style="none" fo:font-weight="normal" style:font-weight-asian="normal" style:font-weight-complex="normal"/>
    </style:style>
    <style:style style:name="T6" style:family="text">
      <style:text-properties style:use-window-font-color="true"/>
    </style:style>
    <style:style style:name="T7" style:family="text">
      <style:text-properties style:use-window-font-color="true" style:text-underline-style="none"/>
    </style:style>
    <style:style style:name="T8" style:family="text">
      <style:text-properties style:use-window-font-color="true"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1: Estudio de un proyecto de software libre</text:p>
      <text:p text:style-name="P1"/>
      <text:p text:style-name="P2">Autoras</text:p>
      <text:p text:style-name="P2"/>
      <text:p text:style-name="P3">Patricia Lara Gimenez</text:p>
      <text:p text:style-name="P3">Alicia Hurtado Cortegana</text:p>
      <text:p text:style-name="P3"/>
      <text:p text:style-name="P2">Nombre del proyecto</text:p>
      <text:p text:style-name="P3"/>
      <text:p text:style-name="P3">GNU Hurd</text:p>
      <text:p text:style-name="P3"/>
      <text:p text:style-name="P2">Objetivos</text:p>
      <text:p text:style-name="P3"/>
      <text:p text:style-name="Standard">Hurd es el sustituto del núcleo de Unix. El Hurd es también un conjunto de servidores que funcionan sobre el micronúcleo Mach y que implementan sistemas de archivos, protocolos de red, archivos de control de accesos así como otras características también soportadas por el núcleo de Unix o similares (como es Linux).</text:p>
      <text:p text:style-name="P4"/>
      <text:p text:style-name="P2">Historia</text:p>
      <text:p text:style-name="P2"/>
      <text:p text:style-name="P4">Richard Stallman (RMS) inició el proyecto GNU en 1983, con la idea de crear un sistema operativo totalmente libre. En el texto de la declaración de principios de GNU, menciona que ya existe un núcleo. En su primera declaración en «GNUsletter», allá por febrero de 1986, cita a TRIX como el núcleo de GNU, el cual fue desarrollado en el MIT («Massachusetts Institute of Technology»). </text:p>
      <text:p text:style-name="Text_20_body">En diciembre de 1986, la Fundación para el Software Libre (FSF) había «comenzado a trabajar en los cambios que TRIX necesitaba» [Gnusletter, enero de 1987]. Muy poco después, la FSF «inició negociaciones con el profesor Rashid de la Universidad Carnegie-Mellon (UCM) acerca de la posibilidad de trabajar con ellos en el desarrollo del núcleo Mach» [Gnusletter, junio de 1987]. El texto denota que la FSF prefería utilizar el trabajo ya desarrollado por alguien, antes que tener que arreglar TRIX. </text:p>
      <text:p text:style-name="Text_20_body">En [Gnusletter, febrero de 1988], RMS hablaba de usar Mach y añadirle como característica principal el sistema de archivos Berkeley Sprite, «después de reemplazar (...) las secciones del Unix de Berkeley». </text:p>
      <text:p text:style-name="Text_20_body">Seis meses más tarde, la FSF dice lo siguiente «si no podemos hacernos con Mach, usaremos entonces TRIX o Berkeley Sprite». Aquí ya presentan la opción de Sprite como la de un núcleo completo, no solo un sistema de archivos. </text:p>
      <text:p text:style-name="Text_20_body">En enero de 1990, dicen «no estamos trabajando en ningún núcleo. No nos parece que tenga sentido empezar ahora un proyecto de núcleo, cuando todavía confiamos en usar Mach» [Gnusletter, enero de 1990]. No ocurrió ningún hecho significativo hasta 1991, cuando presentaron un plan más detallado: </text:p>
      <text:p text:style-name="Quotations">Todavía seguimos interesados en un núcleo multitarea que funcione sobre Mach. Los abogados de la UCM deliberan en estos momentos sobre la opción de publicar Mach con unas condiciones de distribución que a su vez nos permita distribuirlo a nosotros. Si deciden hacerlo, entonces posiblemente comencemos a trabajar en ello. La UCM tiene disponible bajo las mismas condiciones que Mach un emulador parcial de Unix monoservidor llamado Poe; es bastante lento y está dotado de una funcionalidad escasa. Probablemente comencemos dotando a Poe de plena funcionalidad. Más tarde esperamos tener un emulador modular dividido en múltiples procesos [Gnusletter, enero de 1991]. </text:p>
      <text:p text:style-name="Text_20_body">RMS explica la relación entre el Hurd y Linux en <text:span text:style-name="T1">http://www.gnu.org/software/hurd/hurd-and-linux.html</text:span>, donde menciona que la FSF comenzó a desarrollar el Hurd en 1990. A partir de [Gnusletter, noviembre de 1991], el Hurd (funcionando sobre Mach), es el núcleo oficial de GNU.</text:p>
      <text:p text:style-name="P2"/>
      <text:p text:style-name="P2"/>
      <text:p text:style-name="P2">Estado</text:p>
      <text:p text:style-name="P2"/>
      <text:p text:style-name="P3">GNU Hurd se trata de una versión alfa, por lo que el proyecto está en desarrollo contínuo y todavía no ha sido publicada una versión estable.</text:p>
      <text:p text:style-name="P3">El Hurd, junto al micronúcleo GNU Mach, la GNU C Library y otros programas GNU y non-GNU en el sistema GNU, provee un sistema operativo basicamente completo y usable. No está listo para su uso en producción, ya que todavía tiene muchos bugs y le faltan caracterásticas. Sin embargo, debería ser una buena base para desarrollo en el futuro y uso de aplicaciones no críticas.</text:p>
      <text:p text:style-name="P3"/>
      <text:p text:style-name="P2">Herramientas</text:p>
      <text:p text:style-name="P2"/>
      <text:p text:style-name="Standard"><text:span text:style-name="T2">Para el control de versiones utiliza el programa ViewCVS escrito por Greg Stein, éste está basado <text:s/>en el script cvsweb de</text:span><text:span text:style-name="T3"> Henner Zeller y esta cubierto por una licencia BSD</text:span><text:a xlink:type="simple" xlink:href="http://www.opensource.org/licenses/bsd-license.html"><text:span text:style-name="T4">. </text:span></text:a><text:a xlink:type="simple" xlink:href="http://www.opensource.org/licenses/bsd-license.html"><text:span text:style-name="T5">El Hurd usa la </text:span></text:a><text:a xlink:type="simple" xlink:href="http://www.gnu.org/software/libc/libc.html"><text:span text:style-name="T5">«GNU C Library»</text:span></text:a></text:p>
      <text:p text:style-name="P3"/>
      <text:p text:style-name="P2">Decisiones</text:p>
      <text:p text:style-name="P2"/>
      <text:p text:style-name="P3">Los administradores del proyecto son:</text:p>
      <text:p text:style-name="P3"/>
      <text:p text:style-name="P3"><text:span text:style-name="T6">- </text:span><text:a xlink:type="simple" xlink:href="http://savannah.gnu.org/users/thomas"><text:span text:style-name="T7">Thomas Bushnell, BSG</text:span></text:a></text:p>
      <text:p text:style-name="Standard"><text:span text:style-name="T8">- </text:span><text:a xlink:type="simple" xlink:href="http://savannah.gnu.org/users/roland"><text:span text:style-name="T5">Roland McGrath</text:span></text:a></text:p>
      <text:p text:style-name="Standard"><text:span text:style-name="T8">- </text:span><text:a xlink:type="simple" xlink:href="http://savannah.gnu.org/users/marcus"><text:span text:style-name="T5">Marcus Brinkmann</text:span></text:a></text:p>
      <text:p text:style-name="Standard"><text:span text:style-name="T8">- </text:span><text:a xlink:type="simple" xlink:href="http://savannah.gnu.org/users/jbailey"><text:span text:style-name="T5">Jeff Bailey</text:span></text:a></text:p>
      <text:p text:style-name="Standard"><text:span text:style-name="T8">- </text:span><text:a xlink:type="simple" xlink:href="http://savannah.gnu.org/users/neal"><text:span text:style-name="T5">Neal H. Walfield</text:span></text:a></text:p>
      <text:p text:style-name="Standard"><text:a xlink:type="simple" xlink:href="http://savannah.gnu.org/users/tschwinge"><text:span text:style-name="T5">- Thomas Schwinge</text:span></text:a></text:p>
      <text:p text:style-name="Standard"><text:a xlink:type="simple" xlink:href="http://savannah.gnu.org/users/tschwinge"><text:span text:style-name="T5"/></text:a></text:p>
      <text:p text:style-name="Standard"><text:span text:style-name="T3">Siendo </text:span>Thomas Bushnell, BSG, el principal arquitecto del Hurd</text:p>
      <text:p text:style-name="P3"><text:a xlink:type="simple" xlink:href="http://www.gnu.org/software/hurd/whatsnew.es.htm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font-name-asian="Albany AMT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7-02-23T16:19:13</meta:creation-date>
    <dc:date>2007-03-09T16:22:45</dc:date>
    <dc:language>es-ES</dc:language>
    <meta:editing-cycles>11</meta:editing-cycles>
    <meta:editing-duration>PT6H13M40S</meta:editing-duration>
    <meta:user-defined meta:name="Info 1"/>
    <meta:user-defined meta:name="Info 2"/>
    <meta:user-defined meta:name="Info 3"/>
    <meta:user-defined meta:name="Info 4"/>
    <meta:document-statistic meta:table-count="0" meta:image-count="0" meta:object-count="0" meta:page-count="2" meta:paragraph-count="30" meta:word-count="644" meta:character-count="3959"/>
  </office:meta>
</office:document-meta>
</file>